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925in" style:use-optimal-column-width="false"/>
    </style:style>
    <style:style style:name="Table2" style:family="table">
      <style:table-properties style:width="6.92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7" style:family="table-column">
      <style:table-column-properties style:column-width="6.925in" style:use-optimal-column-width="false"/>
    </style:style>
    <style:style style:name="Table6" style:family="table">
      <style:table-properties style:width="6.92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11" style:family="table-column">
      <style:table-column-properties style:column-width="6.925in" style:use-optimal-column-width="false"/>
    </style:style>
    <style:style style:name="Table10" style:family="table">
      <style:table-properties style:width="6.92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language="pt" fo:country="BR"/>
    </style:style>
    <style:style style:name="TableColumn16" style:family="table-column">
      <style:table-column-properties style:column-width="6.925in" style:use-optimal-column-width="false"/>
    </style:style>
    <style:style style:name="Table15" style:family="table">
      <style:table-properties style:width="6.92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20" style:family="table-column">
      <style:table-column-properties style:column-width="6.925in" style:use-optimal-column-width="false"/>
    </style:style>
    <style:style style:name="Table19" style:family="table">
      <style:table-properties style:width="6.925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24" style:family="table-column">
      <style:table-column-properties style:column-width="6.925in" style:use-optimal-column-width="false"/>
    </style:style>
    <style:style style:name="Table23" style:family="table">
      <style:table-properties style:width="6.92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28" style:family="table-column">
      <style:table-column-properties style:column-width="6.925in" style:use-optimal-column-width="false"/>
    </style:style>
    <style:style style:name="Table27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32" style:family="table-column">
      <style:table-column-properties style:column-width="6.925in" style:use-optimal-column-width="false"/>
    </style:style>
    <style:style style:name="Table31" style:family="table">
      <style:table-properties style:width="6.92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6.925in" style:use-optimal-column-width="false"/>
    </style:style>
    <style:style style:name="Table35" style:family="table">
      <style:table-properties style:width="6.92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40" style:family="table-column">
      <style:table-column-properties style:column-width="6.925in" style:use-optimal-column-width="false"/>
    </style:style>
    <style:style style:name="Table39" style:family="table">
      <style:table-properties style:width="6.92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44" style:family="table-column">
      <style:table-column-properties style:column-width="6.925in" style:use-optimal-column-width="false"/>
    </style:style>
    <style:style style:name="Table43" style:family="table">
      <style:table-properties style:width="6.92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6.925in" style:use-optimal-column-width="false"/>
    </style:style>
    <style:style style:name="Table47" style:family="table">
      <style:table-properties style:width="6.925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52" style:family="table-column">
      <style:table-column-properties style:column-width="6.925in" style:use-optimal-column-width="false"/>
    </style:style>
    <style:style style:name="Table51" style:family="table">
      <style:table-properties style:width="6.92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56" style:family="table-column">
      <style:table-column-properties style:column-width="6.925in" style:use-optimal-column-width="false"/>
    </style:style>
    <style:style style:name="Table55" style:family="table">
      <style:table-properties style:width="6.925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60" style:family="table-column">
      <style:table-column-properties style:column-width="6.925in" style:use-optimal-column-width="false"/>
    </style:style>
    <style:style style:name="Table59" style:family="table">
      <style:table-properties style:width="6.925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64" style:family="table-column">
      <style:table-column-properties style:column-width="6.925in" style:use-optimal-column-width="false"/>
    </style:style>
    <style:style style:name="Table63" style:family="table">
      <style:table-properties style:width="6.925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P68" style:parent-style-name="TableContents" style:family="paragraph">
      <style:text-properties fo:font-size="8pt" style:font-size-asian="8pt" style:font-size-complex="8pt"/>
    </style:style>
    <style:style style:name="P69" style:parent-style-name="TableContents" style:family="paragraph">
      <style:text-properties fo:font-size="8pt" style:font-size-asian="8pt" style:font-size-complex="8pt"/>
    </style:style>
    <style:style style:name="P70" style:parent-style-name="TableContents" style:family="paragraph">
      <style:text-properties fo:font-size="8pt" style:font-size-asian="8pt" style:font-size-complex="8pt"/>
    </style:style>
    <style:style style:name="P71" style:parent-style-name="TableContents" style:family="paragraph">
      <style:text-properties fo:font-size="8pt" style:font-size-asian="8pt" style:font-size-complex="8pt"/>
    </style:style>
    <style:style style:name="P72" style:parent-style-name="TableContents" style:family="paragraph">
      <style:text-properties fo:font-size="8pt" style:font-size-asian="8pt" style:font-size-complex="8pt"/>
    </style:style>
    <style:style style:name="P73" style:parent-style-name="TableContents" style:family="paragraph">
      <style:text-properties fo:font-size="8pt" style:font-size-asian="8pt" style:font-size-complex="8pt"/>
    </style:style>
    <style:style style:name="P74" style:parent-style-name="TableContents" style:family="paragraph">
      <style:text-properties fo:font-size="8pt" style:font-size-asian="8pt" style:font-size-complex="8pt"/>
    </style:style>
    <style:style style:name="P75" style:parent-style-name="TableContents" style:family="paragraph">
      <style:text-properties fo:font-size="8pt" style:font-size-asian="8pt" style:font-size-complex="8pt"/>
    </style:style>
    <style:style style:name="P76" style:parent-style-name="TableContents" style:family="paragraph">
      <style:text-properties fo:font-size="8pt" style:font-size-asian="8pt" style:font-size-complex="8pt"/>
    </style:style>
    <style:style style:name="P77" style:parent-style-name="TableContents" style:family="paragraph">
      <style:text-properties fo:font-size="8pt" style:font-size-asian="8pt" style:font-size-complex="8pt"/>
    </style:style>
    <style:style style:name="P78" style:parent-style-name="TableContents" style:family="paragraph">
      <style:text-properties fo:font-size="8pt" style:font-size-asian="8pt" style:font-size-complex="8pt"/>
    </style:style>
    <style:style style:name="P79" style:parent-style-name="TableContents" style:family="paragraph">
      <style:text-properties fo:font-size="8pt" style:font-size-asian="8pt" style:font-size-complex="8pt"/>
    </style:style>
    <style:style style:name="P80" style:parent-style-name="TableContents" style:family="paragraph">
      <style:text-properties fo:font-size="8pt" style:font-size-asian="8pt" style:font-size-complex="8pt"/>
    </style:style>
    <style:style style:name="P81" style:parent-style-name="TableContents" style:family="paragraph">
      <style:text-properties fo:font-size="8pt" style:font-size-asian="8pt" style:font-size-complex="8pt"/>
    </style:style>
    <style:style style:name="P82" style:parent-style-name="TableContents" style:family="paragraph">
      <style:text-properties fo:font-size="8pt" style:font-size-asian="8pt" style:font-size-complex="8pt"/>
    </style:style>
    <style:style style:name="P83" style:parent-style-name="TableContents" style:family="paragraph">
      <style:text-properties fo:font-size="8pt" style:font-size-asian="8pt" style:font-size-complex="8pt"/>
    </style:style>
    <style:style style:name="P84" style:parent-style-name="TableContents" style:family="paragraph">
      <style:text-properties fo:font-size="8pt" style:font-size-asian="8pt" style:font-size-complex="8pt"/>
    </style:style>
    <style:style style:name="P85" style:parent-style-name="TableContents" style:family="paragraph">
      <style:text-properties fo:font-size="8pt" style:font-size-asian="8pt" style:font-size-complex="8pt"/>
    </style:style>
    <style:style style:name="P86" style:parent-style-name="TableContents" style:family="paragraph">
      <style:text-properties fo:font-size="8pt" style:font-size-asian="8pt" style:font-size-complex="8pt"/>
    </style:style>
    <style:style style:name="P87" style:parent-style-name="TableContents" style:family="paragraph">
      <style:text-properties fo:font-size="8pt" style:font-size-asian="8pt" style:font-size-complex="8pt"/>
    </style:style>
    <style:style style:name="P88" style:parent-style-name="TableContents" style:family="paragraph">
      <style:text-properties fo:font-size="8pt" style:font-size-asian="8pt" style:font-size-complex="8pt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P91" style:parent-style-name="TableContents" style:family="paragraph">
      <style:text-properties fo:font-size="8pt" style:font-size-asian="8pt" style:font-size-complex="8pt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93" style:parent-style-name="DefaultParagraphFont" style:family="text">
      <style:text-properties fo:font-size="8pt" style:font-size-asian="8pt" style:font-size-complex="8pt"/>
    </style:style>
    <style:style style:name="T94" style:parent-style-name="DefaultParagraphFont" style:family="text">
      <style:text-properties fo:font-size="8pt" style:font-size-asian="8pt" style:font-size-complex="8pt" fo:language="pt" fo:country="BR"/>
    </style:style>
    <style:style style:name="P95" style:parent-style-name="TableContents" style:family="paragraph">
      <style:text-properties fo:font-size="8pt" style:font-size-asian="8pt" style:font-size-complex="8pt" fo:language="pt" fo:country="BR"/>
    </style:style>
    <style:style style:name="T96" style:parent-style-name="DefaultParagraphFont" style:family="text">
      <style:text-properties fo:font-size="8pt" style:font-size-asian="8pt" style:font-size-complex="8pt" fo:language="pt" fo:country="BR"/>
    </style:style>
    <style:style style:name="T97" style:parent-style-name="DefaultParagraphFont" style:family="text">
      <style:text-properties fo:font-size="8pt" style:font-size-asian="8pt" style:font-size-complex="8pt"/>
    </style:style>
    <style:style style:name="P98" style:parent-style-name="TableContents" style:family="paragraph">
      <style:text-properties fo:font-size="8pt" style:font-size-asian="8pt" style:font-size-complex="8pt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P102" style:parent-style-name="TableContents" style:family="paragraph">
      <style:text-properties fo:font-size="8pt" style:font-size-asian="8pt" style:font-size-complex="8pt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105" style:parent-style-name="DefaultParagraphFont" style:family="text">
      <style:text-properties fo:font-size="8pt" style:font-size-asian="8pt" style:font-size-complex="8pt"/>
    </style:style>
    <style:style style:name="T106" style:parent-style-name="DefaultParagraphFont" style:family="text">
      <style:text-properties fo:font-size="8pt" style:font-size-asian="8pt" style:font-size-complex="8pt" fo:language="it" fo:country="IT"/>
    </style:style>
    <style:style style:name="P107" style:parent-style-name="TableContents" style:family="paragraph">
      <style:text-properties fo:font-size="8pt" style:font-size-asian="8pt" style:font-size-complex="8pt" fo:language="it" fo:country="IT"/>
    </style:style>
    <style:style style:name="P108" style:parent-style-name="TableContents" style:family="paragraph">
      <style:text-properties fo:font-size="8pt" style:font-size-asian="8pt" style:font-size-complex="8pt" fo:language="it" fo:country="I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Column112" style:family="table-column">
      <style:table-column-properties style:column-width="6.925in" style:use-optimal-column-width="false"/>
    </style:style>
    <style:style style:name="Table111" style:family="table">
      <style:table-properties style:width="6.925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fo:language="pt" fo:country="BR"/>
    </style:style>
    <style:style style:name="P116" style:parent-style-name="TableContents" style:family="paragraph">
      <style:text-properties fo:language="pt" fo:country="BR"/>
    </style:style>
    <style:style style:name="T117" style:parent-style-name="DefaultParagraphFont" style:family="text">
      <style:text-properties fo:language="pt" fo:country="BR"/>
    </style:style>
    <style:style style:name="T118" style:parent-style-name="DefaultParagraphFont" style:family="text">
      <style:text-properties fo:language="it" fo:country="IT"/>
    </style:style>
    <style:style style:name="P119" style:parent-style-name="TableContents" style:family="paragraph">
      <style:text-properties fo:language="it" fo:country="IT"/>
    </style:style>
    <style:style style:name="P120" style:parent-style-name="TableContents" style:family="paragraph">
      <style:text-properties fo:language="it" fo:country="IT"/>
    </style:style>
    <style:style style:name="TableColumn122" style:family="table-column">
      <style:table-column-properties style:column-width="6.925in" style:use-optimal-column-width="false"/>
    </style:style>
    <style:style style:name="Table121" style:family="table">
      <style:table-properties style:width="6.925in" fo:margin-left="0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fo:language="pt" fo:country="BR"/>
    </style:style>
    <style:style style:name="P126" style:parent-style-name="TableContents" style:family="paragraph">
      <style:text-properties fo:language="pt" fo:country="BR"/>
    </style:style>
    <style:style style:name="T127" style:parent-style-name="DefaultParagraphFont" style:family="text">
      <style:text-properties fo:language="pt" fo:country="BR"/>
    </style:style>
    <style:style style:name="T128" style:parent-style-name="DefaultParagraphFont" style:family="text">
      <style:text-properties fo:language="it" fo:country="IT"/>
    </style:style>
    <style:style style:name="P129" style:parent-style-name="TableContents" style:family="paragraph">
      <style:text-properties fo:language="it" fo:country="IT"/>
    </style:style>
    <style:style style:name="P130" style:parent-style-name="TableContents" style:family="paragraph">
      <style:text-properties fo:language="it" fo:country="IT"/>
    </style:style>
    <style:style style:name="TableColumn132" style:family="table-column">
      <style:table-column-properties style:column-width="6.925in" style:use-optimal-column-width="false"/>
    </style:style>
    <style:style style:name="Table131" style:family="table">
      <style:table-properties style:width="6.925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136" style:family="table-column">
      <style:table-column-properties style:column-width="6.925in" style:use-optimal-column-width="false"/>
    </style:style>
    <style:style style:name="Table135" style:family="table">
      <style:table-properties style:width="6.92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Redis Cluster with Docker</text:p>
      <text:p text:style-name="Standard"/>
      <text:p text:style-name="Standard">Login as root user</text:p>
      <text:p text:style-name="Standard"/>
      <text:p text:style-name="Standard">Update System</text:p>
      <text:p text:style-name="Standard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dnf check-update &amp;&amp; dnf update -y</text:p>
          </table:table-cell>
        </table:table-row>
      </table:table>
      <text:p text:style-name="Standard"/>
      <text:p text:style-name="Standard">Remove Possible Conflict Packages</text:p>
      <text:p text:style-name="Standard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TableContents">dnf -y remove podman runc</text:p>
          </table:table-cell>
        </table:table-row>
      </table:table>
      <text:p text:style-name="Standard"/>
      <text:p text:style-name="Standard">Install Docker</text:p>
      <text:p text:style-name="Standard"/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curl https://download.docker.com/linux/centos/docker-ce.repo -o /etc/yum.repos.d/docker-ce.repo</text:p>
            <text:p text:style-name="TableContents">sed -i -e "s/enabled=1/enabled=0/g" /etc/yum.repos.d/docker-ce.repo</text:p>
            <text:p text:style-name="TableContents">dnf --enablerepo=docker-ce-stable -y install docker-ce</text:p>
          </table:table-cell>
        </table:table-row>
      </table:table>
      <text:p text:style-name="Standard"/>
      <text:p text:style-name="Standard">Enable Docker and Check</text:p>
      <text:p text:style-name="Standard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TableContents">systemctl enable --now docker</text:p>
            <text:p text:style-name="TableContents">rpm -q docker-ce</text:p>
          </table:table-cell>
        </table:table-row>
      </table:table>
      <text:p text:style-name="Standard"/>
      <text:p text:style-name="Standard">Install nmap</text:p>
      <text:p text:style-name="Standard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TableContents">dnf install nmap -y</text:p>
          </table:table-cell>
        </table:table-row>
      </table:table>
      <text:p text:style-name="Standard"/>
      <text:p text:style-name="Standard">Memory Optimization (on all nodes)</text:p>
      <text:p text:style-name="Standard"/>
      <text:p text:style-name="Standard">Edit /etc/sysctl.conf</text:p>
      <text:p text:style-name="Standard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Standard">vi /etc/sysctl.conf</text:p>
          </table:table-cell>
        </table:table-row>
      </table:table>
      <text:p text:style-name="Standard"/>
      <text:p text:style-name="Standard">Add</text:p>
      <text:p text:style-name="Standard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Standard">vm.overcommit_memory=1</text:p>
          </table:table-cell>
        </table:table-row>
      </table:table>
      <text:p text:style-name="Standard"/>
      <text:p text:style-name="Standard">Reboot System</text:p>
      <text:p text:style-name="Standard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TableContents">reboot</text:p>
          </table:table-cell>
        </table:table-row>
      </table:table>
      <text:p text:style-name="Standard"/>
      <text:p text:style-name="Standard">Login as root user</text:p>
      <text:p text:style-name="Standard"/>
      <text:p text:style-name="Standard">Prepare Directories (on all nodes)</text:p>
      <text:p text:style-name="Standard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soft-page-break/>
            <text:p text:style-name="Standard">mkdir -p /opt/redis/acl</text:p>
            <text:p text:style-name="Standard"/>
            <text:p text:style-name="Standard">mkdir -p /opt/redis/config/master</text:p>
            <text:p text:style-name="Standard">mkdir -p /opt/redis/config/slave</text:p>
            <text:p text:style-name="Standard"/>
            <text:p text:style-name="Standard">mkdir -p /opt/redis/data/master</text:p>
            <text:p text:style-name="Standard">mkdir -p /opt/redis/data/slave</text:p>
            <text:p text:style-name="Standard"/>
            <text:p text:style-name="Standard">mkdir -p /opt/redis/log/master</text:p>
            <text:p text:style-name="Standard">mkdir -p /opt/redis/log/slave</text:p>
            <text:p text:style-name="Standard"/>
            <text:p text:style-name="Standard">mkdir -p /opt/redis/script</text:p>
            <text:p text:style-name="Standard"/>
            <text:p text:style-name="Standard">chmod 770 /opt/redis/acl</text:p>
            <text:p text:style-name="Standard">chmod 770 /opt/redis/config</text:p>
            <text:p text:style-name="Standard">chmod 770 /opt/redis/data</text:p>
            <text:p text:style-name="Standard">chmod 770 /opt/redis/log</text:p>
            <text:p text:style-name="Standard">chmod 770 /opt/redis/script</text:p>
            <text:p text:style-name="Standard"/>
            <text:p text:style-name="Standard">chmod 777 /opt/redis/log/master</text:p>
            <text:p text:style-name="Standard">chmod 777 /opt/redis/log/slave</text:p>
            <text:p text:style-name="Standard"/>
          </table:table-cell>
        </table:table-row>
      </table:table>
      <text:p text:style-name="Standard"/>
      <text:p text:style-name="Standard">Create Required Files</text:p>
      <text:p text:style-name="Standard"/>
      <text:p text:style-name="Standard">On node redis1</text:p>
      <text:p text:style-name="Standard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TableContents">touch /opt/redis/acl/users.acl</text:p>
            <text:p text:style-name="TableContents">chmod 644 /opt/redis/acl/users.acl</text:p>
            <text:p text:style-name="TableContents">cat &lt;&lt;EOT &gt;&gt; /opt/redis/acl/users.acl</text:p>
            <text:p text:style-name="TableContents">user demo on +@all ~* &gt;SomePassw0rd</text:p>
            <text:p text:style-name="TableContents">EOT</text:p>
            <text:p text:style-name="TableContents"/>
            <text:p text:style-name="TableContents">touch /opt/redis/config/master/redis.conf</text:p>
            <text:p text:style-name="TableContents">cat &lt;&lt;EOT &gt;&gt; /opt/redis/config/master/redis.conf</text:p>
            <text:p text:style-name="TableContents">bind 127.0.0.1 172.28.200.235</text:p>
            <text:p text:style-name="TableContents">port 7000</text:p>
            <text:p text:style-name="TableContents">appendonly no</text:p>
            <text:p text:style-name="TableContents">protected-mode no</text:p>
            <text:p text:style-name="TableContents">cluster-enabled yes</text:p>
            <text:p text:style-name="TableContents">cluster-node-timeout 5000</text:p>
            <text:p text:style-name="TableContents">loglevel debug</text:p>
            <text:p text:style-name="TableContents">logfile /log/redis.log</text:p>
            <text:p text:style-name="TableContents">requirepass SomePassw0rd</text:p>
            <text:p text:style-name="TableContents">masterauth SomePassw0rd</text:p>
            <text:p text:style-name="TableContents">EOT</text:p>
            <text:p text:style-name="TableContents"/>
            <text:p text:style-name="TableContents">touch /opt/redis/config/slave/redis.conf</text:p>
            <text:soft-page-break/>
            <text:p text:style-name="TableContents">cat &lt;&lt;EOT &gt;&gt; /opt/redis/config/slave/redis.conf</text:p>
            <text:p text:style-name="TableContents">bind 127.0.0.1 172.28.200.235</text:p>
            <text:p text:style-name="TableContents">port 7001</text:p>
            <text:p text:style-name="TableContents">appendonly no</text:p>
            <text:p text:style-name="TableContents">protected-mode no</text:p>
            <text:p text:style-name="TableContents">cluster-enabled yes</text:p>
            <text:p text:style-name="TableContents">cluster-node-timeout 5000</text:p>
            <text:p text:style-name="TableContents">loglevel debug</text:p>
            <text:p text:style-name="TableContents">logfile /log/redis.log</text:p>
            <text:p text:style-name="TableContents">requirepass SomePassw0rd</text:p>
            <text:p text:style-name="TableContents">masterauth SomePassw0rd</text:p>
            <text:p text:style-name="TableContents">EOT</text:p>
            <text:p text:style-name="TableContents"/>
          </table:table-cell>
        </table:table-row>
      </table:table>
      <text:p text:style-name="Standard"/>
      <text:p text:style-name="Standard">On node redis2</text:p>
      <text:p text:style-name="Standard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TableContents">touch /opt/redis/acl/users.acl</text:p>
            <text:p text:style-name="TableContents">chmod 644 /opt/redis/acl/users.acl</text:p>
            <text:p text:style-name="TableContents">cat &lt;&lt;EOT &gt;&gt; /opt/redis/acl/users.acl</text:p>
            <text:p text:style-name="TableContents">user demo on +@all ~* &gt;SomePassw0rd</text:p>
            <text:p text:style-name="TableContents">EOT</text:p>
            <text:p text:style-name="TableContents"/>
            <text:p text:style-name="TableContents">touch /opt/redis/config/master/redis.conf</text:p>
            <text:p text:style-name="TableContents">cat &lt;&lt;EOT &gt;&gt; /opt/redis/config/master/redis.conf</text:p>
            <text:p text:style-name="TableContents">bind 127.0.0.1 172.28.200.236</text:p>
            <text:p text:style-name="TableContents">port 7000</text:p>
            <text:p text:style-name="TableContents">appendonly no</text:p>
            <text:p text:style-name="TableContents">protected-mode no</text:p>
            <text:p text:style-name="TableContents">cluster-enabled yes</text:p>
            <text:p text:style-name="TableContents">cluster-node-timeout 5000</text:p>
            <text:p text:style-name="TableContents">loglevel debug</text:p>
            <text:p text:style-name="TableContents">logfile /log/redis.log</text:p>
            <text:p text:style-name="TableContents">requirepass SomePassw0rd</text:p>
            <text:p text:style-name="TableContents">masterauth SomePassw0rd</text:p>
            <text:p text:style-name="TableContents">EOT</text:p>
            <text:p text:style-name="TableContents"/>
            <text:p text:style-name="TableContents">touch /opt/redis/config/slave/redis.conf</text:p>
            <text:p text:style-name="TableContents">cat &lt;&lt;EOT &gt;&gt; /opt/redis/config/slave/redis.conf</text:p>
            <text:p text:style-name="TableContents">bind 127.0.0.1 172.28.200.236</text:p>
            <text:p text:style-name="TableContents">port 7001</text:p>
            <text:p text:style-name="TableContents">appendonly no</text:p>
            <text:p text:style-name="TableContents">protected-mode no</text:p>
            <text:p text:style-name="TableContents">cluster-enabled yes</text:p>
            <text:p text:style-name="TableContents">cluster-node-timeout 5000</text:p>
            <text:p text:style-name="TableContents">loglevel debug</text:p>
            <text:p text:style-name="TableContents">logfile /log/redis.log</text:p>
            <text:p text:style-name="TableContents">requirepass SomePassw0rd</text:p>
            <text:p text:style-name="TableContents">masterauth SomePassw0rd</text:p>
            <text:soft-page-break/>
            <text:p text:style-name="TableContents">EOT</text:p>
            <text:p text:style-name="TableContents"/>
          </table:table-cell>
        </table:table-row>
      </table:table>
      <text:p text:style-name="Standard"/>
      <text:p text:style-name="Standard">On node redis3</text:p>
      <text:p text:style-name="Standard"/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TableContents">touch /opt/redis/acl/users.acl</text:p>
            <text:p text:style-name="TableContents">chmod 644 /opt/redis/acl/users.acl</text:p>
            <text:p text:style-name="TableContents">cat &lt;&lt;EOT &gt;&gt; /opt/redis/acl/users.acl</text:p>
            <text:p text:style-name="TableContents">user demo on +@all ~* &gt;SomePassw0rd</text:p>
            <text:p text:style-name="TableContents">EOT</text:p>
            <text:p text:style-name="TableContents"/>
            <text:p text:style-name="TableContents">touch /opt/redis/config/master/redis.conf</text:p>
            <text:p text:style-name="TableContents">cat &lt;&lt;EOT &gt;&gt; /opt/redis/config/master/redis.conf</text:p>
            <text:p text:style-name="TableContents">bind 127.0.0.1 172.28.200.237</text:p>
            <text:p text:style-name="TableContents">port 7000</text:p>
            <text:p text:style-name="TableContents">appendonly no</text:p>
            <text:p text:style-name="TableContents">protected-mode no</text:p>
            <text:p text:style-name="TableContents">cluster-enabled yes</text:p>
            <text:p text:style-name="TableContents">cluster-node-timeout 5000</text:p>
            <text:p text:style-name="TableContents">loglevel debug</text:p>
            <text:p text:style-name="TableContents">logfile /log/redis.log</text:p>
            <text:p text:style-name="TableContents">requirepass SomePassw0rd</text:p>
            <text:p text:style-name="TableContents">masterauth SomePassw0rd</text:p>
            <text:p text:style-name="TableContents">EOT</text:p>
            <text:p text:style-name="TableContents"/>
            <text:p text:style-name="TableContents">touch /opt/redis/config/slave/redis.conf</text:p>
            <text:p text:style-name="TableContents">cat &lt;&lt;EOT &gt;&gt; /opt/redis/config/slave/redis.conf</text:p>
            <text:p text:style-name="TableContents">bind 127.0.0.1 172.28.200.237</text:p>
            <text:p text:style-name="TableContents">port 7001</text:p>
            <text:p text:style-name="TableContents">appendonly no</text:p>
            <text:p text:style-name="TableContents">protected-mode no</text:p>
            <text:p text:style-name="TableContents">cluster-enabled yes</text:p>
            <text:p text:style-name="TableContents">cluster-node-timeout 5000</text:p>
            <text:p text:style-name="TableContents">loglevel debug</text:p>
            <text:p text:style-name="TableContents">logfile /log/redis.log</text:p>
            <text:p text:style-name="TableContents">requirepass SomePassw0rd</text:p>
            <text:p text:style-name="TableContents">masterauth SomePassw0rd</text:p>
            <text:p text:style-name="TableContents">EOT</text:p>
            <text:p text:style-name="TableContents"/>
          </table:table-cell>
        </table:table-row>
      </table:table>
      <text:p text:style-name="Standard"/>
      <text:p text:style-name="Standard">Start Docker Containers (on all nodes)</text:p>
      <text:p text:style-name="Standard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TableContents">docker run \</text:p>
            <text:p text:style-name="TableContents">--volume /opt/redis/config/master/:/usr/local/etc/redis/ \</text:p>
            <text:p text:style-name="TableContents">--volume /opt/redis/log/master/:/log/ \</text:p>
            <text:p text:style-name="TableContents">--volume /opt/redis/data/master/:/data/ \</text:p>
            <text:p text:style-name="TableContents">--volume /opt/redis/acl/:/acl/ \</text:p>
            <text:soft-page-break/>
            <text:p text:style-name="TableContents">--detach \</text:p>
            <text:p text:style-name="TableContents">--net=host \</text:p>
            <text:p text:style-name="TableContents">--name redis-master \</text:p>
            <text:p text:style-name="TableContents">--restart always \</text:p>
            <text:p text:style-name="TableContents">redis \</text:p>
            <text:p text:style-name="TableContents">redis-server /usr/local/etc/redis/redis.conf</text:p>
            <text:p text:style-name="TableContents"/>
            <text:p text:style-name="TableContents">docker run \</text:p>
            <text:p text:style-name="TableContents">--volume /opt/redis/config/slave/:/usr/local/etc/redis/ \</text:p>
            <text:p text:style-name="TableContents">--volume /opt/redis/log/slave/:/log/ \</text:p>
            <text:p text:style-name="TableContents">--volume /opt/redis/data/slave/:/data/ \</text:p>
            <text:p text:style-name="TableContents">--volume /opt/redis/acl/:/acl/ \</text:p>
            <text:p text:style-name="TableContents">--detach \</text:p>
            <text:p text:style-name="TableContents">--net=host \</text:p>
            <text:p text:style-name="TableContents">--name redis-slave \</text:p>
            <text:p text:style-name="TableContents">--restart always \</text:p>
            <text:p text:style-name="TableContents">redis \</text:p>
            <text:p text:style-name="TableContents">redis-server /usr/local/etc/redis/redis.conf</text:p>
            <text:p text:style-name="TableContents"/>
          </table:table-cell>
        </table:table-row>
      </table:table>
      <text:p text:style-name="Standard"/>
      <text:p text:style-name="Standard">Configure Cluster (on node redis1 ONLY)</text:p>
      <text:p text:style-name="Standard"/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TableContents">docker exec -it redis-master redis-cli -p 7000 -a SomePassw0rd \</text:p>
            <text:p text:style-name="TableContents">--cluster create 172.28.200.235:7000 172.28.200.236:7000 172.28.200.237:7000 \</text:p>
            <text:p text:style-name="TableContents">172.28.200.235:7001 172.28.200.236:7001 172.28.200.237:7001 \</text:p>
            <text:p text:style-name="TableContents">--cluster-replicas 1</text:p>
            <text:p text:style-name="TableContents"/>
          </table:table-cell>
        </table:table-row>
      </table:table>
      <text:p text:style-name="Standard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TableContents">docker exec -it redis-master redis-cli -p 7000</text:p>
            <text:p text:style-name="TableContents">auth default SomePassw0rd</text:p>
            <text:p text:style-name="TableContents">cluster info</text:p>
            <text:p text:style-name="TableContents">cluster nodes</text:p>
          </table:table-cell>
        </table:table-row>
      </table:table>
      <text:p text:style-name="Standard"/>
      <text:p text:style-name="Standard">Check proposed cluster configuration and accept</text:p>
      <text:p text:style-name="Standard"/>
      <text:p text:style-name="Standard">Configure Script<text:s/></text:p>
      <text:p text:style-name="Standard"/>
      <text:p text:style-name="Standard">On node redis1</text:p>
      <text:p text:style-name="Standard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touch /opt/redis/script/recycle.sh</text:p>
            <text:p text:style-name="P68">chmod +x /opt/redis/script/recycle.sh</text:p>
            <text:p text:style-name="P69">cat &lt;&lt;EOT &gt;&gt; /opt/redis/script/recycle.sh</text:p>
            <text:p text:style-name="P70">#!/bin/bash</text:p>
            <text:p text:style-name="P71">host_ip=172.28.200.235</text:p>
            <text:p text:style-name="P72">master_port=7000</text:p>
            <text:p text:style-name="P73">slave_port=7001</text:p>
            <text:p text:style-name="P74">master_service_name=redis-master</text:p>
            <text:p text:style-name="P75">slave_service_name=redis-slave</text:p>
            <text:p text:style-name="P76">my_master_ip=172.28.200.237</text:p>
            <text:p text:style-name="P77">my_master_port=7000</text:p>
            <text:p text:style-name="P78">master_auth=SomePassw0rd</text:p>
            <text:soft-page-break/>
            <text:p text:style-name="P79">master_role=\$(docker exec \$master_service_name redis-cli -h \$host_ip -p \$master_port -a \$master_auth info replication | grep role)</text:p>
            <text:p text:style-name="P80">slave_role=\$(docker exec \$slave_service_name redis-cli -h \$host_ip -p \$slave_port -a \$master_auth info replication | grep role)</text:p>
            <text:p text:style-name="P81"/>
            <text:p text:style-name="P82">if [[ \$slave_role == *"master"* ]] &amp;&amp; [[ \$master_role == *"master"* ]]</text:p>
            <text:p text:style-name="P83">then</text:p>
            <text:p text:style-name="P84"><text:s text:c="2"/>echo "situasi berbahaya!"</text:p>
            <text:p text:style-name="P85"><text:s text:c="2"/>my_master_nmap=\$(nmap -p \$my_master_port \$my_master_ip | grep \$my_master_port'/tcp')</text:p>
            <text:p text:style-name="P86"><text:s text:c="2"/>if [[ \$my_master_nmap == *"open"* ]]; then</text:p>
            <text:p text:style-name="P87"><text:s text:c="4"/>echo "aman untuk lanjut"</text:p>
            <text:p text:style-name="P88"><text:s text:c="4"/>my_master_role=\$(docker exec \$master_service_name redis-cli -h \$my_master_ip -p \$my_master_port -a \$master_auth info replication | grep role)</text:p>
            <text:p text:style-name="P89"><text:s text:c="4"/>if [[ \$my_master_role == *"slave"* ]]; then</text:p>
            <text:p text:style-name="P90"><text:s text:c="6"/>echo "hentikan service redis-slave"</text:p>
            <text:p text:style-name="P91"><text:s text:c="6"/>docker stop \$slave_service_name</text:p>
            <text:p text:style-name="P92"><text:s text:c="6"/>while [[ \$my_master_role == *"slave"* ]]</text:p>
            <text:p text:style-name="TableContents"><text:span text:style-name="T93"><text:s text:c="6"/></text:span><text:span text:style-name="T94">do</text:span></text:p>
            <text:p text:style-name="P95"><text:s text:c="8"/>echo "tunggu master aktif"</text:p>
            <text:p text:style-name="TableContents"><text:span text:style-name="T96"><text:s text:c="8"/></text:span><text:span text:style-name="T97">sleep 5</text:span></text:p>
            <text:p text:style-name="P98"><text:s text:c="8"/>my_master_role=\$(docker exec \$master_service_name redis-cli -h \$my_master_ip -p \$my_master_port -a \$master_auth info replication | grep role)</text:p>
            <text:p text:style-name="P99"><text:s text:c="6"/>done</text:p>
            <text:p text:style-name="P100"><text:s text:c="6"/>echo "jalankan kembali service redis-slave"</text:p>
            <text:p text:style-name="P101"><text:s text:c="6"/>docker start \$slave_service_name</text:p>
            <text:p text:style-name="P102"><text:s text:c="4"/>fi</text:p>
            <text:p text:style-name="P103"><text:s text:c="2"/>else</text:p>
            <text:p text:style-name="P104"><text:s text:c="4"/>echo "tidak aman untuk lanjut"</text:p>
            <text:p text:style-name="TableContents"><text:span text:style-name="T105"><text:s text:c="2"/></text:span><text:span text:style-name="T106">fi</text:span></text:p>
            <text:p text:style-name="P107">else</text:p>
            <text:p text:style-name="P108"><text:s text:c="2"/>echo "situasi aman"</text:p>
            <text:p text:style-name="P109">fi</text:p>
            <text:p text:style-name="P110">EOT</text:p>
            <text:p text:style-name="TableContents"/>
          </table:table-cell>
        </table:table-row>
      </table:table>
      <text:p text:style-name="Standard"/>
      <text:p text:style-name="Standard">On node redis2</text:p>
      <text:p text:style-name="Standard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TableContents">touch /opt/redis/script/recycle.sh</text:p>
            <text:p text:style-name="TableContents">chmod +x /opt/redis/script/recycle.sh</text:p>
            <text:p text:style-name="TableContents">cat &lt;&lt;EOT &gt;&gt; /opt/redis/script/recycle.sh</text:p>
            <text:p text:style-name="TableContents">#!/bin/bash</text:p>
            <text:p text:style-name="TableContents">host_ip=172.28.200.236</text:p>
            <text:p text:style-name="TableContents">master_port=7000</text:p>
            <text:p text:style-name="TableContents">slave_port=7001</text:p>
            <text:p text:style-name="TableContents">master_service_name=redis-master</text:p>
            <text:p text:style-name="TableContents">slave_service_name=redis-slave</text:p>
            <text:p text:style-name="TableContents">my_master_ip=172.28.200.235</text:p>
            <text:p text:style-name="TableContents">my_master_port=7000</text:p>
            <text:p text:style-name="TableContents">master_auth=SomePassw0rd</text:p>
            <text:p text:style-name="TableContents">master_role=\$(docker exec \$master_service_name redis-cli -h \$host_ip -p \$master_port -a \$master_auth info replication | grep role)</text:p>
            <text:p text:style-name="TableContents">slave_role=\$(docker exec \$slave_service_name redis-cli -h \$host_ip -p \$slave_port -a \$master_auth info replication | grep role)</text:p>
            <text:p text:style-name="TableContents"/>
            <text:p text:style-name="TableContents">if [[ \$slave_role == *"master"* ]] &amp;&amp; [[ \$master_role == *"master"* ]]</text:p>
            <text:p text:style-name="TableContents">then</text:p>
            <text:p text:style-name="TableContents"><text:s text:c="2"/>echo "situasi berbahaya!"</text:p>
            <text:p text:style-name="TableContents"><text:s text:c="2"/>my_master_nmap=\$(nmap -p \$my_master_port \$my_master_ip | grep \$my_master_port'/tcp')</text:p>
            <text:p text:style-name="TableContents"><text:s text:c="2"/>if [[ \$my_master_nmap == *"open"* ]]; then</text:p>
            <text:p text:style-name="TableContents"><text:s text:c="4"/>echo "aman untuk lanjut"</text:p>
            <text:p text:style-name="TableContents"><text:s text:c="4"/>my_master_role=\$(docker exec \$master_service_name redis-cli -h \$my_master_ip -p<text:s/><text:soft-page-break/>\$my_master_port -a \$master_auth info replication | grep role)</text:p>
            <text:p text:style-name="TableContents"><text:s text:c="4"/>if [[ \$my_master_role == *"slave"* ]]; then</text:p>
            <text:p text:style-name="TableContents"><text:s text:c="6"/>echo "hentikan service redis-slave"</text:p>
            <text:p text:style-name="TableContents"><text:s text:c="6"/>docker stop \$slave_service_name</text:p>
            <text:p text:style-name="TableContents"><text:s text:c="6"/>while [[ \$my_master_role == *"slave"* ]]</text:p>
            <text:p text:style-name="TableContents"><text:s text:c="6"/><text:span text:style-name="T115">do</text:span></text:p>
            <text:p text:style-name="P116"><text:s text:c="8"/>echo "tunggu master aktif"</text:p>
            <text:p text:style-name="TableContents"><text:span text:style-name="T117"><text:s text:c="8"/></text:span>sleep 5</text:p>
            <text:p text:style-name="TableContents"><text:s text:c="8"/>my_master_role=\$(docker exec \$master_service_name redis-cli -h \$my_master_ip -p \$my_master_port -a \$master_auth info replication | grep role)</text:p>
            <text:p text:style-name="TableContents"><text:s text:c="6"/>done</text:p>
            <text:p text:style-name="TableContents"><text:s text:c="6"/>echo "jalankan kembali service redis-slave"</text:p>
            <text:p text:style-name="TableContents"><text:s text:c="6"/>docker start \$slave_service_name</text:p>
            <text:p text:style-name="TableContents"><text:s text:c="4"/>fi</text:p>
            <text:p text:style-name="TableContents"><text:s text:c="2"/>else</text:p>
            <text:p text:style-name="TableContents"><text:s text:c="4"/>echo "tidak aman untuk lanjut"</text:p>
            <text:p text:style-name="TableContents"><text:s text:c="2"/><text:span text:style-name="T118">fi</text:span></text:p>
            <text:p text:style-name="P119">else</text:p>
            <text:p text:style-name="P120"><text:s text:c="2"/>echo "situasi aman"</text:p>
            <text:p text:style-name="TableContents">fi</text:p>
            <text:p text:style-name="TableContents">EOT</text:p>
            <text:p text:style-name="TableContents"/>
          </table:table-cell>
        </table:table-row>
      </table:table>
      <text:p text:style-name="Standard"/>
      <text:p text:style-name="Standard">On node redis3</text:p>
      <text:p text:style-name="Standard"/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TableContents">touch /opt/redis/script/recycle.sh</text:p>
            <text:p text:style-name="TableContents">chmod +x /opt/redis/script/recycle.sh</text:p>
            <text:p text:style-name="TableContents">cat &lt;&lt;EOT &gt;&gt; /opt/redis/script/recycle.sh</text:p>
            <text:p text:style-name="TableContents">#!/bin/bash</text:p>
            <text:p text:style-name="TableContents">host_ip=172.28.200.237</text:p>
            <text:p text:style-name="TableContents">master_port=7000</text:p>
            <text:p text:style-name="TableContents">slave_port=7001</text:p>
            <text:p text:style-name="TableContents">master_service_name=redis-master</text:p>
            <text:p text:style-name="TableContents">slave_service_name=redis-slave</text:p>
            <text:p text:style-name="TableContents">my_master_ip=172.28.200.236</text:p>
            <text:p text:style-name="TableContents">my_master_port=7000</text:p>
            <text:p text:style-name="TableContents">master_auth=SomePassw0rd</text:p>
            <text:p text:style-name="TableContents">master_role=\$(docker exec \$master_service_name redis-cli -h \$host_ip -p \$master_port -a \$master_auth info replication | grep role)</text:p>
            <text:p text:style-name="TableContents">slave_role=\$(docker exec \$slave_service_name redis-cli -h \$host_ip -p \$slave_port -a \$master_auth info replication | grep role)</text:p>
            <text:p text:style-name="TableContents"/>
            <text:p text:style-name="TableContents">if [[ \$slave_role == *"master"* ]] &amp;&amp; [[ \$master_role == *"master"* ]]</text:p>
            <text:p text:style-name="TableContents">then</text:p>
            <text:p text:style-name="TableContents"><text:s text:c="2"/>echo "situasi berbahaya!"</text:p>
            <text:p text:style-name="TableContents"><text:s text:c="2"/>my_master_nmap=\$(nmap -p \$my_master_port \$my_master_ip | grep \$my_master_port'/tcp')</text:p>
            <text:p text:style-name="TableContents"><text:s text:c="2"/>if [[ \$my_master_nmap == *"open"* ]]; then</text:p>
            <text:p text:style-name="TableContents"><text:s text:c="4"/>echo "aman untuk lanjut"</text:p>
            <text:soft-page-break/>
            <text:p text:style-name="TableContents"><text:s text:c="4"/>my_master_role=\$(docker exec \$master_service_name redis-cli -h \$my_master_ip -p \$my_master_port -a \$master_auth info replication | grep role)</text:p>
            <text:p text:style-name="TableContents"><text:s text:c="4"/>if [[ \$my_master_role == *"slave"* ]]; then</text:p>
            <text:p text:style-name="TableContents"><text:s text:c="6"/>echo "hentikan service redis-slave"</text:p>
            <text:p text:style-name="TableContents"><text:s text:c="6"/>docker stop \$slave_service_name</text:p>
            <text:p text:style-name="TableContents"><text:s text:c="6"/>while [[ \$my_master_role == *"slave"* ]]</text:p>
            <text:p text:style-name="TableContents"><text:s text:c="6"/><text:span text:style-name="T125">do</text:span></text:p>
            <text:p text:style-name="P126"><text:s text:c="8"/>echo "tunggu master aktif"</text:p>
            <text:p text:style-name="TableContents"><text:span text:style-name="T127"><text:s text:c="8"/></text:span>sleep 5</text:p>
            <text:p text:style-name="TableContents"><text:s text:c="8"/>my_master_role=\$(docker exec \$master_service_name redis-cli -h \$my_master_ip -p \$my_master_port -a \$master_auth info replication | grep role)</text:p>
            <text:p text:style-name="TableContents"><text:s text:c="6"/>done</text:p>
            <text:p text:style-name="TableContents"><text:s text:c="6"/>echo "jalankan kembali service redis-slave"</text:p>
            <text:p text:style-name="TableContents"><text:s text:c="6"/>docker start \$slave_service_name</text:p>
            <text:p text:style-name="TableContents"><text:s text:c="4"/>fi</text:p>
            <text:p text:style-name="TableContents"><text:s text:c="2"/>else</text:p>
            <text:p text:style-name="TableContents"><text:s text:c="4"/>echo "tidak aman untuk lanjut"</text:p>
            <text:p text:style-name="TableContents"><text:s text:c="2"/><text:span text:style-name="T128">fi</text:span></text:p>
            <text:p text:style-name="P129">else</text:p>
            <text:p text:style-name="P130"><text:s text:c="2"/>echo "situasi aman"</text:p>
            <text:p text:style-name="TableContents">fi</text:p>
            <text:p text:style-name="TableContents">EOT</text:p>
            <text:p text:style-name="TableContents"/>
          </table:table-cell>
        </table:table-row>
      </table:table>
      <text:p text:style-name="Standard"/>
      <text:p text:style-name="Standard">Schedule Recycler (on all nodes)</text:p>
      <text:p text:style-name="Standard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TableContents">crontab -e</text:p>
          </table:table-cell>
        </table:table-row>
      </table:table>
      <text:p text:style-name="Standard"/>
      <text:p text:style-name="Standard">Add</text:p>
      <text:p text:style-name="Standard"/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TableContents">* * * * * /opt/redis/script/recycle.s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y Darmawan</meta:initial-creator>
    <dc:creator>Nicky Darmawan</dc:creator>
    <meta:creation-date>2023-05-08T07:57:00Z</meta:creation-date>
    <dc:date>2023-05-10T09:54:00Z</dc:date>
    <meta:template xlink:href="Normal" xlink:type="simple"/>
    <meta:editing-cycles>1</meta:editing-cycles>
    <meta:editing-duration>PT17340S</meta:editing-duration>
    <meta:document-statistic meta:page-count="8" meta:paragraph-count="18" meta:word-count="1415" meta:character-count="9465" meta:row-count="67" meta:non-whitespace-character-count="8068"/>
  </office:meta>
</office:document-meta>
</file>